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fc28" officeooo:paragraph-rsid="001efc28"/>
    </style:style>
    <style:style style:name="T1" style:family="text">
      <style:text-properties officeooo:rsid="001efc28"/>
    </style:style>
    <style:style style:name="T2" style:family="text">
      <style:text-properties officeooo:rsid="001f11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:</text:p>
      <text:p text:style-name="P1">- OSI Model – <text:span text:style-name="T2">Organization for Standardization (7 Layers)</text:span></text:p>
      <text:p text:style-name="P1"><text:tab/><text:span text:style-name="T2">Application, Presentation, Session, Transport, Network, Data Link, Physical</text:span></text:p>
      <text:p text:style-name="P1">- Internet Model</text:p>
      <text:p text:style-name="P1"><text:tab/><text:span text:style-name="T2">Application, Transport, Network, Link, Physical</text:span></text:p>
      <text:p text:style-name="P1">-Protocol examples, where they would fit into the models</text:p>
      <text:p text:style-name="P1">- Network Terms</text:p>
      <text:p text:style-name="P1"><text:tab/>- Router</text:p>
      <text:p text:style-name="P1"><text:tab/>- Edge (Network)</text:p>
      <text:p text:style-name="P1"><text:tab/>- Core (Network)</text:p>
      <text:p text:style-name="P1"><text:tab/>- Delay, loss of packets, throughput, bandwidth</text:p>
      <text:p text:style-name="P1"/>
      <text:p text:style-name="P1">Application Layer:</text:p>
      <text:p text:style-name="P1">- Example Application Protocol (HTTP, SMTP, POP3, etc...)</text:p>
      <text:p text:style-name="P1">- HTTP GET</text:p>
      <text:p text:style-name="P1">- DNS</text:p>
      <text:p text:style-name="P1">- Socket Programming</text:p>
      <text:p text:style-name="P1"/>
      <text:p text:style-name="P1">Transport:</text:p>
      <text:p text:style-name="P1">-Terms</text:p>
      <text:p text:style-name="P1"><text:tab/>- Connection-oriented</text:p>
      <text:p text:style-name="P1"><text:tab/>- Connection-lesss</text:p>
      <text:p text:style-name="P1"><text:tab/>- ACK</text:p>
      <text:p text:style-name="P1"><text:tab/>- SYN</text:p>
      <text:p text:style-name="P1"><text:tab/>- SYN / ACK</text:p>
      <text:p text:style-name="P1"><text:tab/>- Reliable Service</text:p>
      <text:p text:style-name="P1"><text:tab/>- Message vs ByteStream Service</text:p>
      <text:p text:style-name="P1"><text:tab/>- Go-Back-N</text:p>
      <text:p text:style-name="P1"><text:tab/>- Selective Repeat</text:p>
      <text:p text:style-name="P1"><text:tab/>- TCP (Don't memorize header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fc28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Networks Test 1 Review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8T23:55:37.440545504</meta:creation-date>
    <dc:date>2015-03-19T00:13:49.586010297</dc:date>
    <meta:editing-duration>PT18M11S</meta:editing-duration>
    <meta:editing-cycles>2</meta:editing-cycles>
    <meta:generator>LibreOffice/4.3.6.2$Linux_X86_64 LibreOffice_project/430$Build-2</meta:generator>
    <meta:document-statistic meta:table-count="0" meta:image-count="0" meta:object-count="0" meta:page-count="1" meta:paragraph-count="29" meta:word-count="106" meta:character-count="692" meta:non-whitespace-character-count="597"/>
  </office:meta>
</office:document-meta>
</file>